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5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DIDABA LUCHITOS S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DIDABA LUCHITOS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NANCY GLADYS YAURI YANCAY DE LIMACH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0823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4T23:51:1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